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4" table:number-columns-spanned="2" table:number-rows-spanned="1">
            <text:p>14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3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Maya Giesbrecht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essica Janzen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14" table:style-name="ce26"/>
          <table:table-cell table:number-columns-repeated="6" table:style-name="ce42"/>
          <table:table-cell/>
          <table:table-cell table:style-name="ce48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Alexus Wiebe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e</text:p>
          </table:table-cell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40">
            <text:p>40</text:p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60">
            <text:p>6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80">
            <text:p>80</text:p>
          </table:table-cell>
          <table:table-cell table:style-name="ce20" table:formula="of:=[Calculations.R7]" office:value-type="float" office:value="70">
            <text:p>70</text:p>
          </table:table-cell>
          <table:table-cell table:style-name="ce20" table:formula="of:=[Calculations.S7]" office:value-type="float" office:value="90">
            <text:p>9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enna Wastete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Amanda Waldherr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e</text:p>
          </table:table-cell>
          <table:table-cell table:number-columns-repeated="5" table:style-name="ce27"/>
          <table:table-cell table:style-name="ce27" office:value-type="string">
            <text:p>mb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Bethany McGregor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Sadie Rumancik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40">
            <text:p>40</text:p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Dryde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William Kriese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b</text:p>
          </table:table-cell>
          <table:table-cell table:number-columns-repeated="9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Andrew Werstler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c</text:p>
          </table:table-cell>
          <table:table-cell table:style-name="ce28" office:value-type="string">
            <text:p>e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style-name="ce28" office:value-type="string">
            <text:p>c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Teagan Bartel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40">
            <text:p>40</text:p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60">
            <text:p>60</text:p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80">
            <text:p>80</text:p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00">
            <text:p>10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4">
            <text:p>Quiz A14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Morris 3">
            <text:p>Morris 3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90">
            <text:p>90</text:p>
          </table:table-cell>
          <table:table-cell table:style-name="ce58" table:formula="of:=[Calculations.AE16]" office:value-type="float" office:value="9">
            <text:p>9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Langenburg 4">
            <text:p>Langenburg 4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40">
            <text:p>40</text:p>
          </table:table-cell>
          <table:table-cell table:style-name="ce58" table:formula="of:=[Calculations.AE17]" office:value-type="float" office:value="3">
            <text:p>3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Dryden 1">
            <text:p>Dryden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00">
            <text:p>100</text:p>
          </table:table-cell>
          <table:table-cell table:style-name="ce58" table:formula="of:=[Calculations.AE18]" office:value-type="float" office:value="12">
            <text:p>12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Morris 3">
            <text:p>Morris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Maya Giesbrecht">
            <text:p>Maya Giesbrecht</text:p>
          </table:table-cell>
          <table:table-cell table:formula="of:=[Calculations.B2]" office:value-type="float" office:value="60">
            <text:p>6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 office:value-type="string" office:string-value="c">
            <text:p>c</text:p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 office:value-type="string" office:string-value="e">
            <text:p>e</text:p>
          </table:table-cell>
          <table:table-cell table:style-name="ce66" table:formula="of:=[Calculations.L2]">
            <text:p/>
          </table:table-cell>
          <table:table-cell table:style-name="ce66" table:formula="of:=[Calculations.M2]" office:value-type="string" office:string-value="c">
            <text:p>c</text:p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 office:value-type="string" office:string-value="c">
            <text:p>c</text:p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essica Janzen">
            <text:p>Jessica Janze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 office:value-type="string" office:string-value="e">
            <text:p>e</text:p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Alexus Wiebe">
            <text:p>Alexus Wiebe</text:p>
          </table:table-cell>
          <table:table-cell table:formula="of:=[Calculations.B4]" office:value-type="float" office:value="20">
            <text:p>2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 office:value-type="string" office:string-value="e">
            <text:p>e</text:p>
          </table:table-cell>
          <table:table-cell table:style-name="ce66" table:formula="of:=[Calculations.S4]" office:value-type="string" office:string-value="c">
            <text:p>c</text:p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40">
            <text:p>40</text:p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60">
            <text:p>6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80">
            <text:p>80</text:p>
          </table:table-cell>
          <table:table-cell table:style-name="ce65" table:formula="of:=[Calculations.R7]" office:value-type="float" office:value="70">
            <text:p>70</text:p>
          </table:table-cell>
          <table:table-cell table:style-name="ce65" table:formula="of:=[Calculations.S7]" office:value-type="float" office:value="90">
            <text:p>9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Langenburg 4">
            <text:p>Langenburg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enna Wastete">
            <text:p>Jenna Wastete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 office:value-type="string" office:string-value="c">
            <text:p>c</text:p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Amanda Waldherr">
            <text:p>Amanda Waldherr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 office:value-type="string" office:string-value="e">
            <text:p>e</text:p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 office:value-type="string" office:string-value="mb">
            <text:p>mb</text:p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Bethany McGregor">
            <text:p>Bethany McGregor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Sadie Rumancik">
            <text:p>Sadie Rumancik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40">
            <text:p>40</text:p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Dryden 1">
            <text:p>Dryde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William Kriese">
            <text:p>William Kriese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 office:value-type="string" office:string-value="b">
            <text:p>b</text:p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Andrew Werstler">
            <text:p>Andrew Werstler</text:p>
          </table:table-cell>
          <table:table-cell table:formula="of:=[Calculations.B105]" office:value-type="float" office:value="60">
            <text:p>6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 office:value-type="string" office:string-value="c">
            <text:p>c</text:p>
          </table:table-cell>
          <table:table-cell table:style-name="ce67" table:formula="of:=[Calculations.J105]" office:value-type="string" office:string-value="e">
            <text:p>e</text:p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 office:value-type="string" office:string-value="c">
            <text:p>c</text:p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 office:value-type="string" office:string-value="c">
            <text:p>c</text:p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Teagan Bartel">
            <text:p>Teagan Bartel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e">
            <text:p>e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 office:value-type="float" office:value="40">
            <text:p>40</text:p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60">
            <text:p>60</text:p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80">
            <text:p>80</text:p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100">
            <text:p>10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Morris 3">
            <text:p>Morris 3</text:p>
          </table:table-cell>
          <table:table-cell table:style-name="ce9" table:formula="of:=CONCATENATE([$Quiz.$C$3];[$Quiz.$D$3])" office:value-type="string" office:string-value="A14">
            <text:p>A14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90">
            <text:p>90</text:p>
          </table:table-cell>
          <table:table-cell table:style-name="ce24" table:formula="of:=[Calculations.AE16]" office:value-type="float" office:value="9">
            <text:p>9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Langenburg 4">
            <text:p>Langenburg 4</text:p>
          </table:table-cell>
          <table:table-cell table:style-name="ce9" table:formula="of:=CONCATENATE([$Quiz.$C$3];[$Quiz.$D$3])" office:value-type="string" office:string-value="A14">
            <text:p>A14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40">
            <text:p>40</text:p>
          </table:table-cell>
          <table:table-cell table:style-name="ce24" table:formula="of:=[Calculations.AE17]" office:value-type="float" office:value="3">
            <text:p>3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Dryden 1">
            <text:p>Dryden 1</text:p>
          </table:table-cell>
          <table:table-cell table:style-name="ce9" table:formula="of:=CONCATENATE([$Quiz.$C$3];[$Quiz.$D$3])" office:value-type="string" office:string-value="A14">
            <text:p>A14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00">
            <text:p>100</text:p>
          </table:table-cell>
          <table:table-cell table:style-name="ce24" table:formula="of:=[Calculations.AE18]" office:value-type="float" office:value="12">
            <text:p>12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Maya Giesbrecht">
            <text:p>Maya Giesbrecht</text:p>
          </table:table-cell>
          <table:table-cell table:style-name="ce24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2]" office:value-type="float" office:value="60">
            <text:p>6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essica Janzen">
            <text:p>Jessica Janzen</text:p>
          </table:table-cell>
          <table:table-cell table:style-name="ce24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lexus Wiebe">
            <text:p>Alexus Wiebe</text:p>
          </table:table-cell>
          <table:table-cell table:style-name="ce24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4]" office:value-type="float" office:value="20">
            <text:p>2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enna Wastete">
            <text:p>Jenna Wastete</text:p>
          </table:table-cell>
          <table:table-cell table:style-name="ce24" table:formula="of:=Team2" office:value-type="string" office:string-value="Langenburg 4">
            <text:p>Langenburg 4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Amanda Waldherr">
            <text:p>Amanda Waldherr</text:p>
          </table:table-cell>
          <table:table-cell table:style-name="ce24" table:formula="of:=Team2" office:value-type="string" office:string-value="Langenburg 4">
            <text:p>Langenburg 4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Bethany McGregor">
            <text:p>Bethany McGregor</text:p>
          </table:table-cell>
          <table:table-cell table:style-name="ce24" table:formula="of:=Team2" office:value-type="string" office:string-value="Langenburg 4">
            <text:p>Langenburg 4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Sadie Rumancik">
            <text:p>Sadie Rumancik</text:p>
          </table:table-cell>
          <table:table-cell table:style-name="ce24" table:formula="of:=Team2" office:value-type="string" office:string-value="Langenburg 4">
            <text:p>Langenburg 4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Langenburg 4">
            <text:p>Langenburg 4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William Kriese">
            <text:p>William Kriese</text:p>
          </table:table-cell>
          <table:table-cell table:style-name="ce24" table:formula="of:=Team3" office:value-type="string" office:string-value="Dryden 1">
            <text:p>Dryden 1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ndrew Werstler">
            <text:p>Andrew Werstler</text:p>
          </table:table-cell>
          <table:table-cell table:style-name="ce24" table:formula="of:=Team3" office:value-type="string" office:string-value="Dryden 1">
            <text:p>Dryden 1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105]" office:value-type="float" office:value="60">
            <text:p>6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Teagan Bartel">
            <text:p>Teagan Bartel</text:p>
          </table:table-cell>
          <table:table-cell table:style-name="ce24" table:formula="of:=Team3" office:value-type="string" office:string-value="Dryden 1">
            <text:p>Dryden 1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Dryden 1">
            <text:p>Dryden 1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Dryden 1">
            <text:p>Dryden 1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Morris 3">
            <text:p>Morris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Maya Giesbrecht">
            <text:p>Maya Giesbrecht</text:p>
          </table:table-cell>
          <table:table-cell table:style-name="ce77" table:formula="of:=[.S10]*20+[.Z10]+[.Z22]+[.Z32]" office:value-type="float" office:value="60">
            <text:p>6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4">
            <text:p>4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 office:value-type="string" office:string-value="c">
            <text:p>c</text:p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 office:value-type="string" office:string-value="e">
            <text:p>e</text:p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 office:value-type="string" office:string-value="c">
            <text:p>c</text:p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 office:value-type="string" office:string-value="c">
            <text:p>c</text:p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essica Janzen">
            <text:p>Jessica Janze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1">
            <text:p>1</text:p>
          </table:table-cell>
          <table:table-cell table:style-name="ce78" table:formula="of:=IF([Quiz.D7]=0;&quot;&quot;;[Quiz.D7])" office:value-type="string" office:string-value="e">
            <text:p>e</text:p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lexus Wiebe">
            <text:p>Alexus Wiebe</text:p>
          </table:table-cell>
          <table:table-cell table:style-name="ce77" table:formula="of:=[.S12]*20+[.Z12]+[.Z24]+[.Z34]" office:value-type="float" office:value="20">
            <text:p>2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 office:value-type="string" office:string-value="e">
            <text:p>e</text:p>
          </table:table-cell>
          <table:table-cell table:style-name="ce78" table:formula="of:=IF([Quiz.R8]=0;&quot;&quot;;[Quiz.R8])" office:value-type="string" office:string-value="c">
            <text:p>c</text:p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3">
            <text:p>Morris 3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1">
            <text:p>11</text:p>
          </table:table-cell>
          <table:table-cell table:style-name="ce78" table:formula="of:=VLOOKUP([.AG$3];TeamPoints;2)+MAX(([.$AC4]-VLOOKUP([.AG$3];TeamPoints;3))/10;0)" office:value-type="float" office:value="10">
            <text:p>10</text:p>
          </table:table-cell>
          <table:table-cell table:style-name="ce78" table:formula="of:=VLOOKUP([.AH$3];TeamPoints;2)+MAX(([.$AC4]-VLOOKUP([.AH$3];TeamPoints;3))/10;0)" office:value-type="float" office:value="9">
            <text:p>9</text:p>
          </table:table-cell>
          <table:table-cell table:style-name="ce78" table:formula="of:=VLOOKUP([.AI$3];TeamPoints;2)+MAX(([.$AC4]-VLOOKUP([.AI$3];TeamPoints;3))/10;0)" office:value-type="float" office:value="9">
            <text:p>9</text:p>
          </table:table-cell>
          <table:table-cell table:style-name="ce78" table:formula="of:=VLOOKUP([.AJ$3];TeamPoints;2)+MAX(([.$AC4]-VLOOKUP([.AJ$3];TeamPoints;3))/10;0)" office:value-type="float" office:value="9">
            <text:p>9</text:p>
          </table:table-cell>
          <table:table-cell table:style-name="ce78" table:formula="of:=VLOOKUP([.AK$3];TeamPoints;2)+MAX(([.$AC4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4">
            <text:p>Langenburg 4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4">
            <text:p>4</text:p>
          </table:table-cell>
          <table:table-cell table:style-name="ce78" table:formula="of:=VLOOKUP([.AK$3];TeamPoints;2)+MAX(([.$AC5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Dryden 1">
            <text:p>Dryden 1</text:p>
          </table:table-cell>
          <table:table-cell table:style-name="ce77" table:formula="of:=[.$S$144]" office:value-type="float" office:value="100">
            <text:p>10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2">
            <text:p>12</text:p>
          </table:table-cell>
          <table:table-cell table:style-name="ce78" table:formula="of:=VLOOKUP([.AG$3];TeamPoints;2)+MAX(([.$AC6]-VLOOKUP([.AG$3];TeamPoints;3))/10;0)" office:value-type="float" office:value="11">
            <text:p>11</text:p>
          </table:table-cell>
          <table:table-cell table:style-name="ce78" table:formula="of:=VLOOKUP([.AH$3];TeamPoints;2)+MAX(([.$AC6]-VLOOKUP([.AH$3];TeamPoints;3))/10;0)" office:value-type="float" office:value="10">
            <text:p>10</text:p>
          </table:table-cell>
          <table:table-cell table:style-name="ce78" table:formula="of:=VLOOKUP([.AI$3];TeamPoints;2)+MAX(([.$AC6]-VLOOKUP([.AI$3];TeamPoints;3))/10;0)" office:value-type="float" office:value="10">
            <text:p>10</text:p>
          </table:table-cell>
          <table:table-cell table:style-name="ce78" table:formula="of:=VLOOKUP([.AJ$3];TeamPoints;2)+MAX(([.$AC6]-VLOOKUP([.AJ$3];TeamPoints;3))/10;0)" office:value-type="float" office:value="10">
            <text:p>10</text:p>
          </table:table-cell>
          <table:table-cell table:style-name="ce78" table:formula="of:=VLOOKUP([.AK$3];TeamPoints;2)+MAX(([.$AC6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40">
            <text:p>4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60">
            <text:p>6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80">
            <text:p>80</text:p>
          </table:table-cell>
          <table:table-cell table:style-name="ce78" table:formula="of:=IF([.R41]=0;&quot;&quot;;[.R42])" office:value-type="float" office:value="70">
            <text:p>70</text:p>
          </table:table-cell>
          <table:table-cell table:style-name="ce78" table:formula="of:=IF([.S41]=0;&quot;&quot;;[.S42])" office:value-type="float" office:value="90">
            <text:p>9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2">
            <text:p>2</text:p>
          </table:table-cell>
          <table:table-cell table:formula="of:=IF(LOWER([.N2])=&quot;c&quot;;[.M10]+1;[.M10])" office:value-type="float" office:value="2">
            <text:p>2</text:p>
          </table:table-cell>
          <table:table-cell table:formula="of:=IF(LOWER([.O2])=&quot;c&quot;;[.N10]+1;[.N10])" office:value-type="float" office:value="2">
            <text:p>2</text:p>
          </table:table-cell>
          <table:table-cell table:formula="of:=IF(LOWER([.P2])=&quot;c&quot;;[.O10]+1;[.O10])" office:value-type="float" office:value="2">
            <text:p>2</text:p>
          </table:table-cell>
          <table:table-cell table:formula="of:=IF(LOWER([.Q2])=&quot;c&quot;;[.P10]+1;[.P10])" office:value-type="float" office:value="3">
            <text:p>3</text:p>
          </table:table-cell>
          <table:table-cell table:formula="of:=IF(LOWER([.R2])=&quot;c&quot;;[.Q10]+1;[.Q10])" office:value-type="float" office:value="3">
            <text:p>3</text:p>
          </table:table-cell>
          <table:table-cell table:formula="of:=IF(LOWER([.S2])=&quot;c&quot;;[.R10]+1;[.R10])" office:value-type="float" office:value="3">
            <text:p>3</text:p>
          </table:table-cell>
          <table:table-cell table:formula="of:=IF(LOWER([.T2])=&quot;c&quot;;[.S10]+1;[.S10])" office:value-type="float" office:value="3">
            <text:p>3</text:p>
          </table:table-cell>
          <table:table-cell table:formula="of:=IF(LOWER([.U2])=&quot;c&quot;;[.T10]+1;[.T10])" office:value-type="float" office:value="3">
            <text:p>3</text:p>
          </table:table-cell>
          <table:table-cell table:formula="of:=IF(LOWER([.V2])=&quot;c&quot;;[.U10]+1;[.U10])" office:value-type="float" office:value="3">
            <text:p>3</text:p>
          </table:table-cell>
          <table:table-cell table:formula="of:=IF(LOWER([.W2])=&quot;c&quot;;[.V10]+1;[.V10])" office:value-type="float" office:value="3">
            <text:p>3</text:p>
          </table:table-cell>
          <table:table-cell table:formula="of:=IF(LOWER([.X2])=&quot;c&quot;;[.W10]+1;[.W10])" office:value-type="float" office:value="3">
            <text:p>3</text:p>
          </table:table-cell>
          <table:table-cell table:formula="of:=IF(LOWER([.Y2])=&quot;c&quot;;[.X10]+1;[.X10])" office:value-type="float" office:value="3">
            <text:p>3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3">
            <text:p>Morris 3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Langenburg 4">
            <text:p>Langenburg 4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Dryden 1">
            <text:p>Dryden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Morris 3">
            <text:p>Morris 3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HLOOKUP([.AC16];TotalPoints;2)" office:value-type="float" office:value="9">
            <text:p>9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Langenburg 4">
            <text:p>Langenburg 4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HLOOKUP([.AC17];TotalPoints;3)" office:value-type="float" office:value="3">
            <text:p>3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Dryden 1">
            <text:p>Dryden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00">
            <text:p>100</text:p>
          </table:table-cell>
          <table:table-cell table:style-name="ce77" table:formula="of:=HLOOKUP([.AC18];TotalPoints;4)" office:value-type="float" office:value="12">
            <text:p>12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1">
            <text:p>1</text:p>
          </table:table-cell>
          <table:table-cell table:formula="of:=IF(LOWER([.F3])=&quot;e&quot;;[.E23]+1;[.E23])" office:value-type="float" office:value="1">
            <text:p>1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70">
            <text:p>70</text:p>
          </table:table-cell>
          <table:table-cell table:formula="of:=[.R42]+[.S41]" office:value-type="float" office:value="90">
            <text:p>9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90">
            <text:p>9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true">
            <text:p>TRU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Langenburg 4">
            <text:p>Langenburg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enna Wastete">
            <text:p>Jenna Wastete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 office:value-type="string" office:string-value="c">
            <text:p>c</text:p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Amanda Waldherr">
            <text:p>Amanda Waldherr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 office:value-type="string" office:string-value="e">
            <text:p>e</text:p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 office:value-type="string" office:string-value="mb">
            <text:p>mb</text:p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Bethany McGregor">
            <text:p>Bethany McGregor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Sadie Rumancik">
            <text:p>Sadie Rumancik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40">
            <text:p>4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1">
            <text:p>1</text:p>
          </table:table-cell>
          <table:table-cell table:formula="of:=IF(LOWER([.G54])=&quot;e&quot;;[.F74]+1;[.F74])" office:value-type="float" office:value="1">
            <text:p>1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40">
            <text:p>4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40">
            <text:p>40</text:p>
          </table:table-cell>
          <table:table-cell table:formula="of:=[.S93]+[.T92]" office:value-type="float" office:value="40">
            <text:p>40</text:p>
          </table:table-cell>
          <table:table-cell table:formula="of:=[.T93]+[.U92]" office:value-type="float" office:value="40">
            <text:p>40</text:p>
          </table:table-cell>
          <table:table-cell table:formula="of:=[.U93]+[.V92]" office:value-type="float" office:value="40">
            <text:p>40</text:p>
          </table:table-cell>
          <table:table-cell table:formula="of:=[.V93]+[.W92]" office:value-type="float" office:value="40">
            <text:p>40</text:p>
          </table:table-cell>
          <table:table-cell table:formula="of:=[.W93]+[.X92]" office:value-type="float" office:value="40">
            <text:p>40</text:p>
          </table:table-cell>
          <table:table-cell table:formula="of:=[.X93]+[.Y92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true">
            <text:p>TRU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true">
            <text:p>TRU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Dryden 1">
            <text:p>Dryde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William Kriese">
            <text:p>William Kriese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 office:value-type="string" office:string-value="b">
            <text:p>b</text:p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ndrew Werstler">
            <text:p>Andrew Werstler</text:p>
          </table:table-cell>
          <table:table-cell table:style-name="ce77" table:formula="of:=[.S113]*20+[.Z113]+[.Z125]+[.Z135]" office:value-type="float" office:value="60">
            <text:p>6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4">
            <text:p>4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 office:value-type="string" office:string-value="c">
            <text:p>c</text:p>
          </table:table-cell>
          <table:table-cell table:style-name="ce78" table:formula="of:=IF([Quiz.I23]=0;&quot;&quot;;[Quiz.I23])" office:value-type="string" office:string-value="e">
            <text:p>e</text:p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 office:value-type="string" office:string-value="c">
            <text:p>c</text:p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 office:value-type="string" office:string-value="c">
            <text:p>c</text:p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Teagan Bartel">
            <text:p>Teagan Bartel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e">
            <text:p>e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 office:value-type="float" office:value="40">
            <text:p>4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60">
            <text:p>60</text:p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80">
            <text:p>8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100">
            <text:p>10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2">
            <text:p>2</text:p>
          </table:table-cell>
          <table:table-cell table:formula="of:=IF(LOWER([.O105])=&quot;c&quot;;[.N113]+1;[.N113])" office:value-type="float" office:value="2">
            <text:p>2</text:p>
          </table:table-cell>
          <table:table-cell table:formula="of:=IF(LOWER([.P105])=&quot;c&quot;;[.O113]+1;[.O113])" office:value-type="float" office:value="2">
            <text:p>2</text:p>
          </table:table-cell>
          <table:table-cell table:formula="of:=IF(LOWER([.Q105])=&quot;c&quot;;[.P113]+1;[.P113])" office:value-type="float" office:value="2">
            <text:p>2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80">
            <text:p>8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100">
            <text:p>100</text:p>
          </table:table-cell>
          <table:table-cell table:formula="of:=[.R144]+[.S143]" office:value-type="float" office:value="100">
            <text:p>10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true">
            <text:p>TRU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true">
            <text:p>TRU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09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9:28:43.33</meta:creation-date>
    <meta:editing-duration>PT16M29S</meta:editing-duration>
    <meta:editing-cycles>8</meta:editing-cycles>
    <meta:generator>OpenOffice/4.1.6$Win32 OpenOffice.org_project/416m1$Build-9790</meta:generator>
    <meta:initial-creator>CMD CMD</meta:initial-creator>
    <dc:date>2019-10-26T09:45:13.11</dc:date>
    <dc:creator>CMD CMD</dc:creator>
    <meta:document-statistic meta:table-count="5" meta:cell-count="4333" meta:object-count="0"/>
  </office:meta>
</office:document-meta>
</file>